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estGroupTests.trackOriginalTestGroup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GroupTests.setTestGroups( TestGroup ... testGroup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GroupTests.assumeGroupWithBogusActiveTestGro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GroupTests.restoreOriginalTestGroup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TestGroupTests.assertBogusActiveTestGroupBehavior( String testGroup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TestGroupTests.assumeGroupWithMatchingActiveTestGro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estGroupTests.assumeGroupWithNoActiveTestGroup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estGroupTests.setTestGroups( String testGroup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GroupTests.assumeGroupWithAllMinusBogusActiveTestGro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GroupTests.assumeGroup( TestGroup grou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